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0.679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39in"/>
    </style:style>
    <style:style style:name="co5" style:family="table-column">
      <style:table-column-properties fo:break-before="auto" style:column-width="0.5126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0.3874in"/>
    </style:style>
    <style:style style:name="co8" style:family="table-column">
      <style:table-column-properties fo:break-before="auto" style:column-width="0.4543in"/>
    </style:style>
    <style:style style:name="co9" style:family="table-column">
      <style:table-column-properties fo:break-before="auto" style:column-width="2.46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-mp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horse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 3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rebel s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ori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dp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hallenger 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'cuda 3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state wagon (sw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mark i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pl5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1131 deluxe sed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 l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w 2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c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float" office:value="13.5" calcext:value-type="float">
            <text:p>13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float" office:value="18.5" calcext:value-type="float">
            <text:p>1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 1200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pl5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 2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?</text:p>
          </table:table-cell>
          <table:table-cell office:value-type="float" office:value="2046" calcext:value-type="float">
            <text:p>204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cus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orino 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 brough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onaco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 squire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safari (sw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 sportabout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 (sw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firebi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apri 2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19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3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1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model 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float" office:value="20.5" calcext:value-type="float">
            <text:p>20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rick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float" office:value="15.5" calcext:value-type="float">
            <text:p>15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hardto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hardto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float" office:value="23.5" calcext:value-type="float">
            <text:p>23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type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 runab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s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arqu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lesabre cust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delta 88 roy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newport roy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2 cou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concours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custom (sw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145e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411 (sw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 (sw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2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 (sw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 (sw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uta corona mark ii (sw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(sw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600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3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cust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arquis brough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gran sed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new yorker brough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lectra 225 cust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brough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 cust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super beet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ustom subur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vista crui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ari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6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da rx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apri v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 sport cou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grand pri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man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144e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art cust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mark i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omeg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office:value-type="float" office:value="2875" calcext:value-type="float">
            <text:p>287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2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 class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seb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luxus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custom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 (sw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fo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man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7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 t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x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 cust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onar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bel ai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grand fu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elt chevelle malib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haw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za 2+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i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ast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7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pac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44d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cvc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19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float" office:value="14.9" calcext:value-type="float">
            <text:p>14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ri i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float" office:value="15.3" calcext:value-type="float">
            <text:p>15.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2tl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 class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brougham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float" office:value="13.9" calcext:value-type="float">
            <text:p>13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float" office:value="12.8" calcext:value-type="float">
            <text:p>12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float" office:value="22.2" calcext:value-type="float">
            <text:p>22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wood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 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ghia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ventura sj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float" office:value="17.8" calcext:value-type="float">
            <text:p>17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pacer d/l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-2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float" office:value="16.4" calcext:value-type="float">
            <text:p>16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float" office:value="15.7" calcext:value-type="float">
            <text:p>15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.2" calcext:value-type="float">
            <text:p>13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 premier v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float" office:value="21.9" calcext:value-type="float">
            <text:p>21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mark ii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-benz 280s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float" office:value="12.1" calcext:value-type="float">
            <text:p>1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illac sev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c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100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 cvc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opel isuzu delux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float" office:value="18.6" calcext:value-type="float">
            <text:p>18.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5 gtl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float" office:value="15.5" calcext:value-type="float">
            <text:p>15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arrow gs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float" office:value="16.8" calcext:value-type="float">
            <text:p>1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f-10 hatchback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float" office:value="12.5" calcext:value-type="float">
            <text:p>12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uprem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float" office:value="13.7" calcext:value-type="float">
            <text:p>13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onaco brough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float" office:value="14.9" calcext:value-type="float">
            <text:p>14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ougar brougham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oncours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float" office:value="16.9" calcext:value-type="float">
            <text:p>16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float" office:value="17.7" calcext:value-type="float">
            <text:p>17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 custom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float" office:value="11.1" calcext:value-type="float">
            <text:p>11.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grand prix lj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landau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cordo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hunderbir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custom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sunbird coup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8.2" calcext:value-type="float">
            <text:p>18.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liftback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float" office:value="15.8" calcext:value-type="float">
            <text:p>15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ii 2+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m/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 dl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float" office:value="14.1" calcext:value-type="float">
            <text:p>14.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810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float" office:value="12.8" calcext:value-type="float">
            <text:p>12.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w 320i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-4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custom diesel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float" office:value="14.4" calcext:value-type="float">
            <text:p>14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iesta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float" office:value="19.4" calcext:value-type="float">
            <text:p>19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deluxe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float" office:value="18.6" calcext:value-type="float">
            <text:p>18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210 gx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6.4" calcext:value-type="float">
            <text:p>16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cvcc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alon brougham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iplomat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float" office:value="12.8" calcext:value-type="float">
            <text:p>12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onarch ghia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float" office:value="19.2" calcext:value-type="float">
            <text:p>19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 lj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float" office:value="18.2" calcext:value-type="float">
            <text:p>18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(auto)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float" office:value="15.4" calcext:value-type="float">
            <text:p>15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(man)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special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zephyr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float" office:value="18.7" calcext:value-type="float">
            <text:p>18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15.1" calcext:value-type="float">
            <text:p>15.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/l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landau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float" office:value="13.4" calcext:value-type="float">
            <text:p>13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regal sport coupe (turbo)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float" office:value="11.2" calcext:value-type="float">
            <text:p>11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utura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float" office:value="13.7" calcext:value-type="float">
            <text:p>13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agnum x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float" office:value="16.5" calcext:value-type="float">
            <text:p>16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float" office:value="14.2" calcext:value-type="float">
            <text:p>14.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float" office:value="14.7" calcext:value-type="float">
            <text:p>14.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omni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float" office:value="14.8" calcext:value-type="float">
            <text:p>14.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elica gt liftback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pporo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float" office:value="17.6" calcext:value-type="float">
            <text:p>17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starfire sx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00-sx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5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float" office:value="13.6" calcext:value-type="float">
            <text:p>13.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64gl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gle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604sl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scirocco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float" office:value="16.6" calcext:value-type="float">
            <text:p>16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 lx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lemans v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zephyr 6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float" office:value="17.3" calcext:value-type="float">
            <text:p>17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l 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 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float" office:value="13.4" calcext:value-type="float">
            <text:p>13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 landau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grand marquis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st. regis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state wagon (sw)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 squire (sw)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 classic (sw)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town @ country (sw)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 custom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da glc deluxe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float" office:value="14.4" calcext:value-type="float">
            <text:p>14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hatchback custom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spirit dl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 benz 300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float" office:value="17.4" calcext:value-type="float">
            <text:p>17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illac eldorado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float" office:value="24.8" calcext:value-type="float">
            <text:p>24.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float" office:value="22.2" calcext:value-type="float">
            <text:p>22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alon brougham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tc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float" office:value="14.7" calcext:value-type="float">
            <text:p>14.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strada custom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 limited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float" office:value="12.9" calcext:value-type="float">
            <text:p>12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omega brougham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float" office:value="18.8" calcext:value-type="float">
            <text:p>18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tercel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3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float" office:value="18.1" calcext:value-type="float">
            <text:p>18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20.1" calcext:value-type="float">
            <text:p>20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8.7" calcext:value-type="float">
            <text:p>18.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400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liftback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6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 hatchback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5.2" calcext:value-type="float">
            <text:p>15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float" office:value="14.4" calcext:value-type="float">
            <text:p>14.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9.2" calcext:value-type="float">
            <text:p>19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float" office:value="21.7" calcext:value-type="float">
            <text:p>21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 c (diesel)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float" office:value="23.7" calcext:value-type="float">
            <text:p>23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dasher (diesel)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float" office:value="19.9" calcext:value-type="float">
            <text:p>19.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5000s (diesel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float" office:value="21.8" calcext:value-type="float">
            <text:p>21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-benz 240d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1500 gl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  <table:table-cell office:value-type="float" office:value="1835" calcext:value-type="float">
            <text:p>1835</text:p>
          </table:table-cell>
          <table:table-cell office:value-type="float" office:value="17.3" calcext:value-type="float">
            <text:p>17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lecar deluxe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 dl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float" office:value="15.3" calcext:value-type="float">
            <text:p>15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kswagen rabbit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80-zx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-7 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umph tr7 coupe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office:value-type="float" office:value="2905" calcext:value-type="float">
            <text:p>2905</text:p>
          </table:table-cell>
          <table:table-cell office:value-type="float" office:value="14.3" calcext:value-type="float">
            <text:p>14.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cobra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float" office:value="15.7" calcext:value-type="float">
            <text:p>15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reliant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ries wagon (sw)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float" office:value="12.9" calcext:value-type="float">
            <text:p>12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reliant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starle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hamp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float" office:value="16.1" calcext:value-type="float">
            <text:p>16.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1300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float" office:value="17.8" calcext:value-type="float">
            <text:p>17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9.4" calcext:value-type="float">
            <text:p>19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 mpg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tercel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float" office:value="14.9" calcext:value-type="float">
            <text:p>14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escort 4w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float" office:value="20.7" calcext:value-type="float">
            <text:p>20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escort 2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jetta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float" office:value="2320" calcext:value-type="float">
            <text:p>2320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8i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prelude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float" office:value="16.8" calcext:value-type="float">
            <text:p>16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float" office:value="14.8" calcext:value-type="float">
            <text:p>14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00sx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float" office:value="18.3" calcext:value-type="float">
            <text:p>18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626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float" office:value="20.4" calcext:value-type="float">
            <text:p>20.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5s turbo diesel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float" office:value="19.6" calcext:value-type="float">
            <text:p>19.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diesel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ressida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810 maxima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ls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gl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float" office:value="16.6" calcext:value-type="float">
            <text:p>16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sal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 wag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 2-do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j2000 se hatchbac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ries 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futu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</text:p>
          </table:table-cell>
          <table:table-cell office:value-type="float" office:value="3035" calcext:value-type="float">
            <text:p>3035</text:p>
          </table:table-cell>
          <table:table-cell office:value-type="float" office:value="20.5" calcext:value-type="float">
            <text:p>20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float" office:value="15.3" calcext:value-type="float">
            <text:p>15.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float" office:value="18.2" calcext:value-type="float">
            <text:p>18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custom 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float" office:value="17.6" calcext:value-type="float">
            <text:p>17.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cust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mis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lynx 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san stanza x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.7" calcext:value-type="float">
            <text:p>15.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(auto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310 g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limit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ciera (diese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medall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float" office:value="13.9" calcext:value-type="float">
            <text:p>13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elica g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harger 2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ma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float" office:value="15.6" calcext:value-type="float">
            <text:p>15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g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float" office:value="24.6" calcext:value-type="float">
            <text:p>24.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picku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float" office:value="11.6" calcext:value-type="float">
            <text:p>11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rampa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rang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float" office:value="19.4" calcext:value-type="float">
            <text:p>19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s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2-28T18:20:23.776987705</meta:print-date>
    <meta:printed-by>PDF files</meta:printed-by>
    <dc:date>2024-02-28T18:21:05.414080179</dc:date>
    <meta:editing-duration>PT58S</meta:editing-duration>
    <meta:editing-cycles>1</meta:editing-cycles>
    <meta:document-statistic meta:table-count="1" meta:cell-count="3591" meta:object-count="0"/>
    <meta:generator>LibreOffice/24.2.0.3$Linux_X86_64 LibreOffice_project/a9077e3fef0a06cb428c7a740a03f33bf70ac6ee</meta:generator>
  </office:meta>
</office:document-meta>
</file>